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1.063cm"/>
    </style:style>
    <style:style style:name="co5" style:family="table-column">
      <style:table-column-properties fo:break-before="auto" style:column-width="4.676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hop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title</text:p>
          </table:table-cell>
          <table:table-cell office:value-type="string">
            <text:p>author</text:p>
          </table:table-cell>
          <table:table-cell office:value-type="string">
            <text:p>ASIN</text:p>
          </table:table-cell>
          <table:table-cell table:style-name="Default" office:value-type="string">
            <text:p>transaction</text:p>
          </table:table-cell>
          <table:table-cell office:value-type="string">
            <text:p>sales</text:p>
          </table:table-cell>
          <table:table-cell office:value-type="string">
            <text:p>returned</text:p>
          </table:table-cell>
          <table:table-cell office:value-type="string">
            <text:p>sold_or_lent</text:p>
          </table:table-cell>
          <table:table-cell office:value-type="string">
            <text:p>royalties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La revoluci�n ser� contagiada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.uk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de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La revoluci�n ser� contagiada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66">
            <text:p>3,6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string">
            <text:p>lujoyglamour.com (Spanish Edition)</text:p>
          </table:table-cell>
          <table:table-cell/>
          <table:table-cell office:value-type="string">
            <text:p>B00B385JJU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63">
            <text:p>63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.uk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La revoluci�n ser� contagiada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La revoluci�n ser� contagiada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La revoluci�n ser� contagiada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string">
            <text:p>lujoyglamour.com (Spanish Edition)</text:p>
          </table:table-cell>
          <table:table-cell/>
          <table:table-cell office:value-type="string">
            <text:p>B00B385JJU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Amazon.de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La Cuarta Taif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La Cuarta Taif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lujoyglamour.com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B385JJU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office:value-type="string">
            <text:p>35%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5.25">
            <text:p>5,2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Er Ni�o La�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Er Ni�o La�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Er Ni�o La�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H55AYS</text:p>
          </table:table-cell>
          <table:table-cell table:style-name="Default" office:value-type="string">
            <text:p>Gratuita - Promoción</text:p>
          </table:table-cell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lujoyglamour.com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B385JJU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string">
            <text:p>La Cuarta Taifa (Spanish Edition)</text:p>
          </table:table-cell>
          <table:table-cell/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Antalayolog�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ujoyglamour.com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B385JJU</text:p>
          </table:table-cell>
          <table:table-cell table:style-name="Default" office:value-type="string">
            <text:p>Gratuita - Promoción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table:style-name="Default" office:value-type="string">
            <text:p>Gratuita - Promoción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.uk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table:style-name="Default" office:value-type="string">
            <text:p>Gratuita - Promoció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Er Ni�o La�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Antalayolog�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Antalayolog�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a Cuarta Taif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6K5O9T2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a revoluci�n ser� contagiada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ujoyglamour.com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B385JJU</text:p>
          </table:table-cell>
          <table:table-cell office:value-type="string">
            <text:p>35%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lujoyglamour.com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B385JJU</text:p>
          </table:table-cell>
          <table:table-cell table:style-name="Default" office:value-type="string">
            <text:p>Gratuita - Promoción</text:p>
          </table:table-cell>
          <table:table-cell office:value-type="float" office:value="130">
            <text:p>130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office:value-type="string">
            <text:p>35%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string">
            <text:p>Historia L�gico Natural (Historia L�gico-Natural) (Spanish Edition)</text:p>
          </table:table-cell>
          <table:table-cell office:value-type="string">
            <text:p>Juan Julián Merelo Guervós</text:p>
          </table:table-cell>
          <table:table-cell office:value-type="string">
            <text:p>B00CLOF224</text:p>
          </table:table-cell>
          <table:table-cell table:style-name="Default" office:value-type="string">
            <text:p>Gratuita - Promoción</text:p>
          </table:table-cell>
          <table:table-cell office:value-type="float" office:value="187">
            <text:p>187</text:p>
          </table:table-cell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string">
            <text:p>Er Ni�o La� (Spanish Edition)</text:p>
          </table:table-cell>
          <table:table-cell/>
          <table:table-cell office:value-type="string">
            <text:p>B006H55AYS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string">
            <text:p>Peque�os Golpes y Mayores Fallos (Spanish Edition)</text:p>
          </table:table-cell>
          <table:table-cell/>
          <table:table-cell office:value-type="string">
            <text:p>B006HV9PE8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9.46">
            <text:p>9,4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office:value-type="string">
            <text:p>35%</text:p>
          </table:table-cell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 office:value-type="float" office:value="29.89">
            <text:p>29,89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co.uk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office:value-type="string">
            <text:p>3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Antalayolog�a (Spanish Edition)</text:p>
          </table:table-cell>
          <table:table-cell/>
          <table:table-cell office:value-type="string">
            <text:p>B006JUNQNI</text:p>
          </table:table-cell>
          <table:table-cell table:style-name="Default" office:value-type="string">
            <text:p>Gratuita - Promoción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mazon.es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string">
            <text:p>La revoluci�n ser� contagiada (primera parte) (Spanish Edition)</text:p>
          </table:table-cell>
          <table:table-cell/>
          <table:table-cell office:value-type="string">
            <text:p>B0091L3IVC</text:p>
          </table:table-cell>
          <table:table-cell table:style-name="Default" office:value-type="string">
            <text:p>Gratuita - Promoción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5T10:36:58</dc:date>
    <dc:creator>Juan Guervós</dc:creator>
    <meta:document-statistic meta:table-count="1" meta:cell-count="690" meta:object-count="0"/>
    <meta:generator>LibreOffice/3.5$Linux_X86_64 LibreOffice_project/350m1$Build-2</meta:generator>
  </office:meta>
</office:document-meta>
</file>